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ساخت مستند (فیلم معرفی مستند تا آخر هفته دیگه برات می فرستم)</text:p>
      <text:p text:style-name="Standard"/>
      <text:p text:style-name="Standard">انواع مستند:</text:p>
      <text:p text:style-name="Standard"/>
      <text:list xml:id="list3002395494800075367" text:style-name="L1">
        <text:list-item>
          <text:p text:style-name="P1">علمی</text:p>
        </text:list-item>
      </text:list>
      <text:p text:style-name="Standard">محتوای علمی که نیاز هست برای مخاطب عام به زبان ساده و برای مخاطب خاص به شکل تخصصی به تصویر کشیده شود</text:p>
      <text:list xml:id="list2047331037" text:continue-numbering="true" text:style-name="L1">
        <text:list-item>
          <text:p text:style-name="P1">صنعتی</text:p>
        </text:list-item>
      </text:list>
      <text:p text:style-name="Standard">نمایش مراحل تولید، پیش تولید و پس تولید محصول در کنار به تصویر کشیدن هویت تولید کننده</text:p>
      <text:list xml:id="list1364056929" text:continue-numbering="true" text:style-name="L1">
        <text:list-item>
          <text:p text:style-name="P1">فرهنگی</text:p>
        </text:list-item>
      </text:list>
      <text:p text:style-name="Standard">زندگی نامه یک هنرمند یا به تصویر کشیدن روند به وجود آوردن <text:s/>یک جریان فرهنگی</text:p>
      <text:list xml:id="list171184282" text:continue-numbering="true" text:style-name="L1">
        <text:list-item>
          <text:p text:style-name="P1">گردشگری</text:p>
        </text:list-item>
      </text:list>
      <text:p text:style-name="Standard">داستان زندگی آدم‌ها، سنت‌ها و آداب و رسومی که به جایی خاص تعلق دارند</text:p>
      <text:p text:style-name="Standard"/>
      <text:list xml:id="list467934545" text:continue-numbering="true" text:style-name="L1">
        <text:list-item>
          <text:p text:style-name="P1">رویداد (رونمایی، بازگشایی، همایش، نمایشگاه، کنگره، کارگاه،جشنواره، نشست خبری، پروژه)</text:p>
        </text:list-item>
      </text:list>
      <text:p text:style-name="Standard">به نمایش درآوردن رابطه بین مخاطب و برگزار کننده در کنار به تصویر کشیدن ظاهر یک رویداد</text:p>
      <text:p text:style-name="Standard"/>
      <text:p text:style-name="Standard"/>
      <text:p text:style-name="Standard">نمونه کار:</text:p>
      <text:p text:style-name="Standard"/>
      <text:p text:style-name="Standard"><text:a xlink:type="simple" xlink:href="http://www.aparat.com/v/LrE23" text:style-name="Internet_20_link" text:visited-style-name="Visited_20_Internet_20_Link">بلک لایت لند</text:a></text:p>
      <text:p text:style-name="Standard"/>
      <text:p text:style-name="Standard"><text:a xlink:type="simple" xlink:href="http://www.aparat.com/v/7pt4H" text:style-name="Internet_20_link" text:visited-style-name="Visited_20_Internet_20_Link">کنگره روانپزشکی کودک و نوجوان</text:a></text:p>
      <text:p text:style-name="Standard"/>
      <text:p text:style-name="Standard"><text:a xlink:type="simple" xlink:href="http://www.aparat.com/v/0PQnV" text:style-name="Internet_20_link" text:visited-style-name="Visited_20_Internet_20_Link">جشنواره وب و موبایل ایران</text:a></text:p>
      <text:p text:style-name="Standard"/>
      <text:p text:style-name="Standard"><text:a xlink:type="simple" xlink:href="http://www.aparat.com/v/letmN" text:style-name="Internet_20_link" text:visited-style-name="Visited_20_Internet_20_Link">الکامپ</text:a></text:p>
      <text:p text:style-name="Standard"/>
      <text:p text:style-name="Standard"><text:a xlink:type="simple" xlink:href="http://www.aparat.com/v/oncZf" text:style-name="Internet_20_link" text:visited-style-name="Visited_20_Internet_20_Link">نوتلا آرت</text:a></text:p>
      <text:p text:style-name="Standard"/>
      <text:p text:style-name="Standard"><text:a xlink:type="simple" xlink:href="http://www.aparat.com/v/Bpdm5" text:style-name="Internet_20_link" text:visited-style-name="Visited_20_Internet_20_Link">لمس یک رؤیا</text:a></text:p>
      <text:p text:style-name="Standard"/>
      <text:p text:style-name="Standard"><text:a xlink:type="simple" xlink:href="http://www.aparat.com/v/GTt6g" text:style-name="Internet_20_link" text:visited-style-name="Visited_20_Internet_20_Link">کارگاه معماری</text:a></text:p>
      <text:p text:style-name="Standard"/>
      <text:p text:style-name="Standard"><text:a xlink:type="simple" xlink:href="http://www.aparat.com/v/3ro8S" text:style-name="Internet_20_link" text:visited-style-name="Visited_20_Internet_20_Link">فیلم یزد</text:a></text:p>
      <text:p text:style-name="Standard"/>
      <text:p text:style-name="Standard"><text:a xlink:type="simple" xlink:href="http://www.aparat.com/v/L8rH2" text:style-name="Internet_20_link" text:visited-style-name="Visited_20_Internet_20_Link">نمایشگاه تجهیزات آزمایشگاهی ساخت ایران</text:a></text:p>
      <text:p text:style-name="Standard"/>
      <text:p text:style-name="Standard"><text:a xlink:type="simple" xlink:href="http://www.aparat.com/v/Y0Jtn" text:style-name="Internet_20_link" text:visited-style-name="Visited_20_Internet_20_Link">مستند مهرتن</text:a></text:p>
      <text:p text:style-name="Standard"/>
      <text:p text:style-name="Standard"><text:a xlink:type="simple" xlink:href="http://www.aparat.com/v/cJh1r" text:style-name="Internet_20_link" text:visited-style-name="Visited_20_Internet_20_Link">تیوال</text:a></text:p>
      <text:p text:style-name="Standard"/>
      <text:p text:style-name="Standard"><text:a xlink:type="simple" xlink:href="http://www.aparat.com/v/I3fwM" text:style-name="Internet_20_link" text:visited-style-name="Visited_20_Internet_20_Link">عمان</text:a></text:p>
      <text:p text:style-name="Standard"/>
      <text:p text:style-name="Standard"><text:a xlink:type="simple" xlink:href="http://www.aparat.com/v/y24FR" text:style-name="Internet_20_link" text:visited-style-name="Visited_20_Internet_20_Link">سی اف</text:a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تعرفه:(برای این قسمت بهتر است یه فرم ساخته بشه و اطلاعات اولیه گرفته بشه و بعد قیمت نهایی برایشان ارسال شود- و برای ارسال فرم باید حتماً عضو سایت شوند)</text:p>
      <text:p text:style-name="Standard"/>
      <text:p text:style-name="Standard">تعداد روز تولید:</text:p>
      <text:p text:style-name="Standard">تعداد لوکیشن ها:</text:p>
      <text:p text:style-name="Standard">لوکیشن ها کجا قرار دارند:</text:p>
      <text:p text:style-name="Standard">فضای هر لوکیشن:</text:p>
      <text:p text:style-name="Standard">مدت زمان خروجی:</text:p>
      <text:p text:style-name="Standard">زمان تحویل کار:</text:p>
      <text:p text:style-name="Standard"/>
      <text:p text:style-name="Standard">شرح پروژه:</text:p>
      <text:p text:style-name="Standard"/>
      <text:p text:style-name="Standard">وب سایت</text:p>
      <text:p text:style-name="Standard">شبکه‌های اجتماعی</text:p>
      <text:p text:style-name="Standard"/>
      <text:p text:style-name="Standard">با تشکر از شما جهت تکمیل فرم، همکاران سه ماهی حداکثر تا ۲۴ ساعت آینده با شما تماس میگیرند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hima Farrahi</meta:initial-creator>
    <meta:creation-date>2017-05-03T15:04:56</meta:creation-date>
    <dc:date>2017-05-03T21:55:42</dc:date>
    <dc:creator>Fahima Farrahi</dc:creator>
    <meta:editing-duration>PT1H9M28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2" meta:paragraph-count="37" meta:word-count="247" meta:character-count="1157"/>
  </office:meta>
</office:document-meta>
</file>